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00000005A8D42CC6F96EA988D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start" style:justify-single-word="false"/>
      <style:text-properties style:font-name="Arial1" officeooo:rsid="0084074c" officeooo:paragraph-rsid="0084074c"/>
    </style:style>
    <style:style style:name="P2"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e399e" officeooo:paragraph-rsid="006c8e15" style:font-size-asian="10.5pt" style:font-weight-asian="normal" style:font-size-complex="12pt" style:font-weight-complex="normal"/>
    </style:style>
    <style:style style:name="P3" style:family="paragraph" style:parent-style-name="Text_20_body">
      <style:paragraph-properties fo:line-height="107%"/>
    </style:style>
    <style:style style:name="P4" style:family="paragraph" style:parent-style-name="Text_20_body">
      <style:paragraph-properties fo:line-height="107%"/>
      <style:text-properties style:font-name="Arial1" fo:language="de" fo:country="DE"/>
    </style:style>
    <style:style style:name="P5" style:family="paragraph" style:parent-style-name="Text_20_body">
      <style:paragraph-properties fo:line-height="107%"/>
      <style:text-properties style:font-name="Arial1" fo:font-size="18pt" fo:language="de" fo:country="DE" fo:font-weight="bold"/>
    </style:style>
    <style:style style:name="P6" style:family="paragraph" style:parent-style-name="Text_20_body">
      <style:paragraph-properties fo:line-height="107%"/>
      <style:text-properties style:font-name="Arial1" fo:font-size="12pt" fo:language="de" fo:country="DE"/>
    </style:style>
    <style:style style:name="P7" style:family="paragraph" style:parent-style-name="Text_20_body">
      <style:paragraph-properties fo:line-height="107%"/>
      <style:text-properties style:font-name="Arial1" fo:font-size="12pt" fo:language="de" fo:country="DE" fo:font-weight="bold"/>
    </style:style>
    <style:style style:name="P8" style:family="paragraph" style:parent-style-name="Text_20_body">
      <style:paragraph-properties fo:line-height="107%"/>
      <style:text-properties style:font-name="Arial1" fo:font-size="16pt" fo:language="de" fo:country="DE" fo:font-weight="bold"/>
    </style:style>
    <style:style style:name="P9" style:family="paragraph" style:parent-style-name="Text_20_body">
      <style:paragraph-properties fo:line-height="107%"/>
      <style:text-properties style:font-name="Arial1" fo:font-size="16pt" fo:language="de" fo:country="DE" fo:font-weight="bold" style:font-size-asian="16pt" style:font-size-complex="16pt"/>
    </style:style>
    <style:style style:name="P10" style:family="paragraph" style:parent-style-name="Text_20_body">
      <style:paragraph-properties fo:line-height="107%"/>
      <style:text-properties style:font-name="Arial1" fo:font-size="14pt" fo:language="de" fo:country="DE" fo:font-weight="bold"/>
    </style:style>
    <style:style style:name="P11" style:family="paragraph" style:parent-style-name="Text_20_body">
      <style:paragraph-properties fo:margin-left="0.635cm" fo:margin-right="0cm" fo:line-height="107%" fo:text-indent="-0.635cm" style:auto-text-indent="false"/>
      <style:text-properties style:font-name="Arial1" fo:font-size="20pt" fo:language="de" fo:country="DE" style:font-size-asian="20pt" style:font-size-complex="20pt"/>
    </style:style>
    <style:style style:name="P12" style:family="paragraph" style:parent-style-name="Text_20_body">
      <style:paragraph-properties fo:margin-left="1.397cm" fo:margin-right="0cm" fo:line-height="107%" fo:text-indent="-0.762cm" style:auto-text-indent="false"/>
      <style:text-properties style:font-name="Arial1" fo:font-size="20pt" fo:language="de" fo:country="DE" style:font-size-asian="20pt" style:font-size-complex="20pt"/>
    </style:style>
    <style:style style:name="P13" style:family="paragraph" style:parent-style-name="Text_20_body">
      <style:paragraph-properties fo:margin-left="2.159cm" fo:margin-right="0cm" fo:line-height="107%" fo:text-indent="-0.889cm" style:auto-text-indent="false"/>
      <style:text-properties style:font-name="Arial1" fo:font-size="20pt" fo:language="de" fo:country="DE" style:font-size-asian="20pt" style:font-size-complex="20pt"/>
    </style:style>
    <style:style style:name="P14" style:family="paragraph" style:parent-style-name="Text_20_body">
      <style:paragraph-properties fo:margin-left="3.048cm" fo:margin-right="0cm" fo:line-height="107%" fo:text-indent="-1.143cm" style:auto-text-indent="false"/>
      <style:text-properties style:font-name="Arial1" fo:font-size="20pt" fo:language="de" fo:country="DE" style:font-size-asian="20pt" style:font-size-complex="20pt"/>
    </style:style>
    <style:style style:name="P15" style:family="paragraph" style:parent-style-name="Text_20_body">
      <style:paragraph-properties fo:line-height="107%"/>
      <style:text-properties style:font-name="Arial1" fo:font-size="24pt" fo:language="de" fo:country="DE" style:text-underline-style="solid" style:text-underline-width="auto" style:text-underline-color="font-color" fo:font-weight="bold"/>
    </style:style>
    <style:style style:name="P16" style:family="paragraph" style:parent-style-name="Text_20_body">
      <style:paragraph-properties fo:line-height="107%" fo:text-align="center" style:justify-single-word="false"/>
      <style:text-properties style:font-name="Arial1" fo:font-size="24pt" fo:language="de" fo:country="DE" style:text-underline-style="solid" style:text-underline-width="auto" style:text-underline-color="font-color" fo:font-weight="bold"/>
    </style:style>
    <style:style style:name="P17" style:family="paragraph" style:parent-style-name="Text_20_body">
      <style:paragraph-properties fo:line-height="107%"/>
      <style:text-properties style:font-name="Arial1" fo:font-size="12pt" fo:language="de" fo:country="DE" style:text-underline-style="solid" style:text-underline-width="auto" style:text-underline-color="font-color" fo:font-weight="normal" style:font-size-asian="10.5pt" style:font-weight-asian="normal" style:font-size-complex="12pt" style:font-weight-complex="normal"/>
    </style:style>
    <style:style style:name="P18" style:family="paragraph" style:parent-style-name="Text_20_body">
      <style:paragraph-properties fo:line-height="107%"/>
      <style:text-properties style:font-name="Arial1" fo:font-size="12pt" fo:language="de" fo:country="DE"/>
    </style:style>
    <style:style style:name="P19" style:family="paragraph" style:parent-style-name="Text_20_body">
      <style:paragraph-properties fo:line-height="107%"/>
      <style:text-properties style:font-name="Arial1" fo:font-size="12pt" fo:language="de" fo:country="DE" officeooo:paragraph-rsid="00b9e5f8"/>
    </style:style>
    <style:style style:name="P20" style:family="paragraph" style:parent-style-name="Text_20_body">
      <style:paragraph-properties fo:line-height="107%"/>
      <style:text-properties style:font-name="Arial1" fo:font-size="16pt" fo:language="de" fo:country="DE" fo:font-weight="bold"/>
    </style:style>
    <style:style style:name="P21" style:family="paragraph" style:parent-style-name="Text_20_body">
      <style:paragraph-properties fo:line-height="107%"/>
      <style:text-properties style:font-name="Arial1" fo:font-size="14pt" fo:language="de" fo:country="DE" fo:font-weight="bold"/>
    </style:style>
    <style:style style:name="T1" style:family="text">
      <style:text-properties style:font-name="Arial" fo:font-size="20pt" fo:font-style="normal" fo:font-weight="normal" style:font-size-asian="20pt" style:font-style-asian="normal" style:font-weight-asian="normal"/>
    </style:style>
    <style:style style:name="T2" style:family="text">
      <style:text-properties style:font-name="Arial" fo:font-size="20pt" fo:language="de" fo:country="DE" fo:font-style="normal" fo:font-weight="normal" officeooo:rsid="00785cf4" style:font-size-asian="20pt" style:font-style-asian="normal" style:font-weight-asian="normal"/>
    </style:style>
    <style:style style:name="T3" style:family="text">
      <style:text-properties style:font-name="Arial" fo:font-size="20pt" fo:language="de" fo:country="DE" fo:font-style="normal" fo:font-weight="normal" officeooo:rsid="00791b72" style:font-size-asian="20pt" style:font-style-asian="normal" style:font-weight-asian="normal"/>
    </style:style>
    <style:style style:name="T4" style:family="text">
      <style:text-properties fo:font-size="12pt"/>
    </style:style>
    <style:style style:name="T5" style:family="text">
      <style:text-properties fo:font-size="12pt" officeooo:rsid="00898239"/>
    </style:style>
    <style:style style:name="T6" style:family="text">
      <style:text-properties fo:font-size="12pt" officeooo:rsid="008a0db4"/>
    </style:style>
    <style:style style:name="T7" style:family="text">
      <style:text-properties fo:font-size="12pt" officeooo:rsid="008b650e"/>
    </style:style>
    <style:style style:name="T8" style:family="text">
      <style:text-properties fo:font-size="12pt" officeooo:rsid="008bfa66"/>
    </style:style>
    <style:style style:name="T9" style:family="text">
      <style:text-properties fo:font-variant="normal" fo:text-transform="none"/>
    </style:style>
    <style:style style:name="T10" style:family="text">
      <style:text-properties fo:font-variant="normal" fo:text-transform="none" fo:font-weight="bold"/>
    </style:style>
    <style:style style:name="T11" style:family="text">
      <style:text-properties fo:font-variant="normal" fo:text-transform="none" officeooo:rsid="0084b52a"/>
    </style:style>
    <style:style style:name="T12" style:family="text">
      <style:text-properties fo:font-weight="bold"/>
    </style:style>
    <style:style style:name="T13" style:family="text">
      <style:text-properties style:font-name="Arial1" fo:font-size="12pt" fo:language="de" fo:country="DE"/>
    </style:style>
    <style:style style:name="T14" style:family="text">
      <style:text-properties style:font-name="Arial1" fo:font-size="12pt" fo:language="de" fo:country="DE" officeooo:rsid="0084b52a"/>
    </style:style>
    <style:style style:name="T15" style:family="text">
      <style:text-properties style:font-name="Arial1" fo:font-size="12pt" fo:language="de" fo:country="DE" officeooo:rsid="00b6315f"/>
    </style:style>
    <style:style style:name="T16" style:family="text">
      <style:text-properties style:font-name="Arial1" fo:language="de" fo:country="DE"/>
    </style:style>
    <style:style style:name="T17" style:family="text">
      <style:text-properties style:font-name="Arial1" fo:language="de" fo:country="DE" officeooo:rsid="0084b52a"/>
    </style:style>
    <style:style style:name="T18" style:family="text">
      <style:text-properties officeooo:rsid="00823609"/>
    </style:style>
    <style:style style:name="T19" style:family="text">
      <style:text-properties officeooo:rsid="0084b52a"/>
    </style:style>
    <style:style style:name="T20" style:family="text">
      <style:text-properties officeooo:rsid="00863389"/>
    </style:style>
    <style:style style:name="T21" style:family="text">
      <style:text-properties officeooo:rsid="0087113b"/>
    </style:style>
    <style:style style:name="T22" style:family="text">
      <style:text-properties officeooo:rsid="00873057"/>
    </style:style>
    <style:style style:name="T23" style:family="text">
      <style:text-properties officeooo:rsid="008894bd"/>
    </style:style>
    <style:style style:name="T24" style:family="text">
      <style:text-properties officeooo:rsid="0088acc4"/>
    </style:style>
    <style:style style:name="T25" style:family="text">
      <style:text-properties officeooo:rsid="0088e2c0"/>
    </style:style>
    <style:style style:name="T26" style:family="text">
      <style:text-properties officeooo:rsid="00898239"/>
    </style:style>
    <style:style style:name="T27" style:family="text">
      <style:text-properties officeooo:rsid="008d9f21"/>
    </style:style>
    <style:style style:name="T28" style:family="text">
      <style:text-properties officeooo:rsid="008f9281"/>
    </style:style>
    <style:style style:name="T29" style:family="text">
      <style:text-properties officeooo:rsid="0090d189"/>
    </style:style>
    <style:style style:name="T30" style:family="text">
      <style:text-properties officeooo:rsid="009231d1"/>
    </style:style>
    <style:style style:name="T31" style:family="text">
      <style:text-properties officeooo:rsid="00924453"/>
    </style:style>
    <style:style style:name="T32" style:family="text">
      <style:text-properties officeooo:rsid="0093e909"/>
    </style:style>
    <style:style style:name="T33" style:family="text">
      <style:text-properties officeooo:rsid="00951cc7"/>
    </style:style>
    <style:style style:name="T34" style:family="text">
      <style:text-properties officeooo:rsid="00955e91"/>
    </style:style>
    <style:style style:name="T35" style:family="text">
      <style:text-properties officeooo:rsid="0095c437"/>
    </style:style>
    <style:style style:name="T36" style:family="text">
      <style:text-properties officeooo:rsid="0097035a"/>
    </style:style>
    <style:style style:name="T37" style:family="text">
      <style:text-properties officeooo:rsid="0097d605"/>
    </style:style>
    <style:style style:name="T38" style:family="text">
      <style:text-properties officeooo:rsid="00983724"/>
    </style:style>
    <style:style style:name="T39" style:family="text">
      <style:text-properties officeooo:rsid="0099f01d"/>
    </style:style>
    <style:style style:name="T40" style:family="text">
      <style:text-properties officeooo:rsid="009ad508"/>
    </style:style>
    <style:style style:name="T41" style:family="text">
      <style:text-properties officeooo:rsid="00a140b7"/>
    </style:style>
    <style:style style:name="T42" style:family="text">
      <style:text-properties officeooo:rsid="00a28319"/>
    </style:style>
    <style:style style:name="T43" style:family="text">
      <style:text-properties officeooo:rsid="00a3b395"/>
    </style:style>
    <style:style style:name="T44" style:family="text">
      <style:text-properties officeooo:rsid="00a50d2b"/>
    </style:style>
    <style:style style:name="T45" style:family="text">
      <style:text-properties fo:font-style="normal" officeooo:rsid="00a5e18d" style:font-style-asian="normal" style:font-style-complex="normal"/>
    </style:style>
    <style:style style:name="T46" style:family="text">
      <style:text-properties officeooo:rsid="00a5e18d"/>
    </style:style>
    <style:style style:name="T47" style:family="text">
      <style:text-properties officeooo:rsid="00a75892"/>
    </style:style>
    <style:style style:name="T48" style:family="text">
      <style:text-properties officeooo:rsid="00a8e5e6"/>
    </style:style>
    <style:style style:name="T49" style:family="text">
      <style:text-properties officeooo:rsid="00aad3bf"/>
    </style:style>
    <style:style style:name="T50" style:family="text">
      <style:text-properties officeooo:rsid="00ab10f8"/>
    </style:style>
    <style:style style:name="T51" style:family="text">
      <style:text-properties officeooo:rsid="00ac060e"/>
    </style:style>
    <style:style style:name="T52" style:family="text">
      <style:text-properties officeooo:rsid="00adc2e7"/>
    </style:style>
    <style:style style:name="T53" style:family="text">
      <style:text-properties officeooo:rsid="00af944b"/>
    </style:style>
    <style:style style:name="T54" style:family="text">
      <style:text-properties officeooo:rsid="00b12d22"/>
    </style:style>
    <style:style style:name="T55" style:family="text">
      <style:text-properties officeooo:rsid="00b21d84"/>
    </style:style>
    <style:style style:name="T56" style:family="text">
      <style:text-properties officeooo:rsid="00b4ae8a"/>
    </style:style>
    <style:style style:name="T57" style:family="text">
      <style:text-properties officeooo:rsid="00b827f2"/>
    </style:style>
    <style:style style:name="T58" style:family="text">
      <style:text-properties officeooo:rsid="00b9e5f8"/>
    </style:style>
    <style:style style:name="T59" style:family="text">
      <style:text-properties officeooo:rsid="00bbe379"/>
    </style:style>
    <style:style style:name="T60" style:family="text">
      <style:text-properties officeooo:rsid="00bdddd0"/>
    </style:style>
    <style:style style:name="T61" style:family="text">
      <style:text-properties officeooo:rsid="00c2166d"/>
    </style:style>
    <style:style style:name="T62" style:family="text">
      <style:text-properties officeooo:rsid="00c31b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okumentation zur Arbeit von Serhat Güler im Praktikum Software Engineering im Rahmen des Projektes „CodeAcademy“</text:p>
      <text:p text:style-name="P17"/>
      <text:p text:style-name="P8">Einführung</text:p>
      <text:p text:style-name="P4"/>
      <text:p text:style-name="P3"><text:span text:style-name="T13">Im Projekt namens „CodeAcademy“, welches ich mit meiner Gruppe „Engineer-Trio“ durchgeführt habe, habe ich stark bei der Entwicklung vom Backend und Frontend beigetragen. Bei meiner Arbeit im Projekt handelt es sich um die Authentifizierung der Nutzer, dem „Next Lesson“ Knopf im Frontend, einige Methoden in den Controllern sowie entsprechende Anpassungen in diesen bspw. Fehlerbehebungen sowie die Implementierung eines Badword Filters um unpassende Usernamen nicht zuzulassen. Zusätzlich habe ich Verbesserungen in der Datenbank vorgenommen, die davor einfach für das Vorhaben falsch geplant wurden. Ein Beispiel wäre, dass nur text statt longtext genommen wurde und wir schnell </text:span><text:span text:style-name="T14">bei</text:span><text:span text:style-name="T13"> den </text:span><text:span text:style-name="T14">Lektionsb</text:span><text:span text:style-name="T13">eschreibungen ans Limit gestoßen sind. Im Frontend habe ich den eingebauten Code Editor implementiert und diesen in seiner Funktionalität ausgeweitet, damit dieser Zeilenangaben anzeigen kann. Als Letztes habe ich noch einen HTML-Tag Parser eingebaut, um eine Möglichkeit zu bieten, die Beschreibungen der Lessons aufzuhübschen mit schönen Formatierungen. Neben der Programmierarbeit habe ich den Python Kurs verfasst. Die Produktionsversion, die unter </text:span><text:a xlink:type="simple" xlink:href="https://code-academy.online/" text:style-name="Internet_20_link" text:visited-style-name="Visited_20_Internet_20_Link">https://code-academy.online</text:a><text:span text:style-name="T16"> </text:span><text:span text:style-name="T17">für einige Tage erreichbar war während der Präsentation</text:span><text:span text:style-name="T13">, wurde von mir eingerichtet.</text:span></text:p>
      <text:p text:style-name="P4"/>
      <text:p text:style-name="P4"/>
      <text:p text:style-name="P4"/>
      <text:p text:style-name="P4"/>
      <text:p text:style-name="P4"/>
      <text:p text:style-name="P15"><text:soft-page-break/>Inhaltsverzeichnis</text:p>
      <text:p text:style-name="P11"><text:span text:style-name="T12">1.</text:span><text:span text:style-name="T10"> </text:span><text:span text:style-name="T12">Meine Rolle im Team</text:span></text:p>
      <text:p text:style-name="P11"><text:span text:style-name="T12">2.</text:span><text:span text:style-name="T10"> </text:span><text:span text:style-name="T12">Meine Arbeit</text:span></text:p>
      <text:p text:style-name="P12"><text:span text:style-name="T12">2.1.</text:span><text:span text:style-name="T10"> </text:span><text:span text:style-name="T12">Backend</text:span></text:p>
      <text:p text:style-name="P13">2.1.1.<text:span text:style-name="T9"> </text:span>Authentifizierung der Nutzer auf der Serverseite</text:p>
      <text:p text:style-name="P13">2.1.2.<text:span text:style-name="T9"> </text:span>Routen</text:p>
      <text:p text:style-name="P13">2.1.3.<text:span text:style-name="T9"> </text:span>Controller</text:p>
      <text:p text:style-name="P14"><text:bookmark text:name="_Hlk107954962"/>2.1.3.1.<text:span text:style-name="T9"> </text:span><text:span text:style-name="T11">Von mir verbaute Methoden</text:span> (unter anderem: bad word filter und view-profile)</text:p>
      <text:p text:style-name="P12"><text:span text:style-name="T12">2.2.</text:span><text:span text:style-name="T10"> </text:span><text:span text:style-name="T12">Frontend</text:span></text:p>
      <text:p text:style-name="P13">2.2.1.<text:span text:style-name="T9"> </text:span>Authentifizierung der Nutzer auf der Clientseite</text:p>
      <text:p text:style-name="P13"><text:bookmark text:name="_Hlk107956889"/>2.2.2.<text:span text:style-name="T9"> </text:span>Der spezielle next Lesson Knopf</text:p>
      <text:p text:style-name="P13">2.2.3.<text:span text:style-name="T9"> </text:span>Der eingebaute Code Editor</text:p>
      <text:p text:style-name="P13"><text:bookmark text:name="_Hlk107957238"/>2.2.4.<text:span text:style-name="T9"> </text:span>Akuter Problemfall vor Präsentation: Zu viele Anfragen wegen unsauberem Code</text:p>
      <text:p text:style-name="P11"><text:soft-page-break/><text:span text:style-name="T12">3.</text:span><text:span text:style-name="T10"> </text:span><text:span text:style-name="T12">Python Kurs</text:span></text:p>
      <text:p text:style-name="P12">3.1.<text:span text:style-name="T9"> </text:span>Motivation</text:p>
      <text:p text:style-name="P12">3.2.<text:span text:style-name="T9"> </text:span>Ein wenig Theorie muss sein…</text:p>
      <text:p text:style-name="P12">3.3.<text:span text:style-name="T9"> </text:span>Der gewünschte Lerneffekt</text:p>
      <text:p text:style-name="P11"><text:bookmark text:name="_Hlk107959884"/><text:span text:style-name="T12">4.</text:span><text:span text:style-name="T10"> </text:span><text:span text:style-name="T12">Online-Inbetriebnahme der Produktionsversion der Webseite</text:span></text:p>
      <text:p text:style-name="P12">4.1.<text:span text:style-name="T9"> </text:span>Server</text:p>
      <text:p text:style-name="P12">4.2.<text:span text:style-name="T9"> </text:span>Domain</text:p>
      <text:p text:style-name="P12">4.3.<text:span text:style-name="T9"> </text:span>SSL-Zertifikat</text:p>
      <text:p text:style-name="P12">4.4.<text:span text:style-name="T9"> </text:span>Unterschied: Development und Production Build</text:p>
      <text:p text:style-name="P11"><text:span text:style-name="T12">5.</text:span><text:span text:style-name="T10"> </text:span><text:span text:style-name="T12">Selbstreflexion meiner Arbeit</text:span></text:p>
      <text:p text:style-name="P4"/>
      <text:p text:style-name="P4"/>
      <text:p text:style-name="P4"/>
      <text:p text:style-name="P4"/>
      <text:p text:style-name="P4"/>
      <text:p text:style-name="P4"/>
      <text:p text:style-name="P5"><text:soft-page-break/>1. Meine Rolle im Team</text:p>
      <text:p text:style-name="P6">Dieses Schreiben gibt meine Sichtweise auf diese Thematik wieder.</text:p>
      <text:p text:style-name="P6">Anfangs gab es bedauerlicherweise einige Komplikationen in unserer Gruppe, die wir zum Glück beilegen konnten und somit Schlimmeres verhindert wurde, wie beispielweise die Auflösung des Teams. Ich hatte anfangs privat leider viel Stress und auch gesundheitliche Probleme. Das Corona-Virus hatte mich schwer erwischt und ordentlich in meinem Körper gewütet, obwohl ich relativ frisch zweifach geimpft war und eigentlich sonst ein gutes Immunsystem habe. Unter anderem aus diesen Gründen konnte ich leider anfangs nicht jeder Pflicht nachkommen. Als sich später verbessert hatte, ging es endlich in unserem Projekt <text:span text:style-name="T19">bergauf</text:span> und das in einer erstaunlichen Zeit, da wir als ganze Gruppe viel Herzensblut und Zeit reingesteckt haben. Am Ende kam meiner Ansicht nach ein sehr gutes Produkt <text:span text:style-name="T19">he</text:span>raus. Ich empfand meine Rolle im Team als „Leading Developer“, da komplexe Entwicklungsaufgaben oft von <text:span text:style-name="T19">meiner Seite</text:span> gelöst worden sind.</text:p>
      <text:p text:style-name="P4"/>
      <text:p text:style-name="P5">2. Meine Arbeit</text:p>
      <text:p text:style-name="P4"/>
      <text:p text:style-name="P6">Aus programmtechnischer Sicht stammt einiges des bestehenden Produktes vor allem aus meiner Hand. Im Folgenden werden gemäß dem Inhaltsverzeichnis die <text:span text:style-name="T21">Funktionen</text:span>, die ich gemacht habe und zu denen ich stark beigetragen habe, <text:span text:style-name="T20">beschrieben</text:span>.</text:p>
      <text:p text:style-name="P4"/>
      <text:p text:style-name="P8">2.1 Backend</text:p>
      <text:p text:style-name="P4"/>
      <text:p text:style-name="P6">Das Backend, was einfach der Server bedeutet, der Daten validiert, verarbeitet und wiedergibt, wurde mithilfe des PHP-Frameworks Laravel <text:span text:style-name="T21">verwirklicht</text:span>. Dieses bringt eine Reihe an hilfreichen Komponenten mit, die bereits realisiert wurden und sehr einfach einbaubar sind im Produkt – nach dem Motto: „Don’t reinvent the wheel“. <text:span text:style-name="T21">Im Deutschen</text:span> bedeutet dies, das Rad nicht erneut <text:span text:style-name="T21">zu </text:span>erfinden, sondern einfach bestehende Konzepte <text:span text:style-name="T21">zu</text:span> nutzen und vor allem aus Effizienzgründen aus<text:span text:style-name="T21">zu</text:span>nutzen. Das tut man mit Laravel, da beispielweise die Authentifizierung größtenteils bereits eingebaut ist oder auch die Möglichkeit, mit der Datenbank zu kommunizieren. Für externe „packages“ (Pakete) haben <text:soft-page-break/>wir composer verwendet als Dependency-Manager (Abhängigkeiten-Manager), da es unserer Ansicht nach der beste Manager für PHP ist.</text:p>
      <text:p text:style-name="P6"/>
      <text:p text:style-name="P10">2. 1. 1 Authentifizierung der Nutzer auf der Serverseite</text:p>
      <text:p text:style-name="P4"/>
      <text:p text:style-name="P6">Da unser gesamtes Produkt wie bereits erwähnt auf Laravel aufbaut, basiert die Authentifizierung, die ich eingebaut habe, ebenfalls darauf. Was ich umkonfiguriert habe, ist, dass der Hash des Passwortes, also die Verschlüsselung des Passwortes, mit argon2id statt bcyrpt stattfindet. Argon2id ist deutlich schneller, <text:span text:style-name="T22">aber auch</text:span> schwerer zu brechen als bcrypt und hat auch den Wettbewerb der besten bzw. sichersten Hashing-Algorithmen als klarer Sieger für sich gewonnen. In Laravel stellt man dafür ganz einfach eine Zeichenkette in der Konfigurationsdatei namens auth.php von „bycrpt“ auf „argon2id“ um und das war es schon. Das war sehr einfach, da bereits alles von Laravel gestellt wurde. Der komplexere Teil war, d<text:span text:style-name="T22">ies</text:span> in eine sogenannte Route zu packen, die Eingabedaten der Nutzer zu validieren und die Authentifizierungs-API von Laravel anzusprechen mit der definierten Methode innerhalb der Route. Laravel hat auch eine REST API bzw. einen RESTful-Webservice, in dem man als Entwickler seine Router definieren kann, die auf Methoden innerhalb Controller zeigen und diese ausführen. Ich brauchte für eine Authentifizierung zwei Routen, diese wären register und Log-in. Ersteres logischerweise für das Registrieren und Letzteres für das Einloggen. Die Register-Route zeigt auf die Methode register im sogenannten UserController. Ein Controller ist eine Klasse, die Web-Anfragen verarbeitet. In dem UserController werden alle Anfragen verarbeitet, die etwas mit dem Nutzer zu tun hat, im LessonController alle, die etwas mit einer Aufgabe bzw. Lerneinheit zu tun haben usw. Im UserController wurden nun die Funktionen bzw. Methoden namens register und Log-in geschaffen, welche als Argument eine Variable der Klasse Request erhalten. Die Klasse Request ist wieder etwas von Laravel, in dem die Daten der jeweilig eingegangen Anfrage gehalten werden und mit der man ein paar hilfreiche Funktionen hat, um beispielweise zu überprüfen, ob ein Wert in der Anfrage mit übermittelt wurde oder nicht. <text:span text:style-name="T23">Dementsprechend kann man handeln als Entwickler. </text:span>Als sinnvollste Auswahl, wenn notwendige Felder in der Anfrage fehlen, wären es diese mit einer entsprechenden Begründung zurückzuweisen. Das überprüfe ich allerdings nicht <text:span text:style-name="T24">händisch</text:span>, sondern nehme wieder ein geniales Produkt von Laravel, die Klasse Validator. Diese kann Anfragen validieren, in dem man in einem einfachen, aber starken Syntax <text:span text:style-name="T24">R</text:span>egeln definieren kann, wie zum Beispiel, dass der Wert eine Nummer sein muss oder eine Zeichenkette mit einer Länge von sechs Zeichen. Wenn der Validator die Anfrage nicht validieren kann, weil Daten fehlen oder <text:span text:style-name="T24">diese</text:span> falsch übermittelt worden sind, wird die Anfrage mit der entsprechenden Begründung des Validators <text:soft-page-break/>zurückgewiesen. Wenn die Anfrage validiert wurde, wird das Passwort des Nutzers verschlüsselt und mithilfe eines sogenannten User-Modells, welches die Attribute der User beschreibt, ein User-Eintrag in der Datenbank erstellt. Das besondere an den Modellen ist, dass man nicht direkt dank der sog. Laravel Eloquent API mit der Datenbank zu tun hat und keine <text:span text:style-name="T24">manuellen</text:span> SQL-Eingriffe <text:span text:style-name="T24">durchführt</text:span>. Höchstens definiert man mit der Eloquent API seine Anfrage, beispielsweise etwas wie User::where(„id“, 1)-&gt;first(); um den Nutzer mit der ID eins zu bekommen. Nach dem der Usereintrag erstellt wurde, wird ein Token vom Server für den <text:span text:style-name="T24">neu</text:span> registrierten Account generiert und an den Client als Antwort gesendet. Ein Token ist ein Schlüssel zu einem Account.</text:p>
      <text:p text:style-name="P4"/>
      <text:p text:style-name="P6">Das Einloggen folgt einem ähnlichen Schema der Datenverarbeitung wie es die Methode beim Registrieren tut. Es werden aus der Anfrage das Feld email sowie password an die sog. Auth Klasse von Laravel weitergereicht, welche dann verifiziert, ob die eingegeben Daten existent und korrekt sind. Bei richtigem Login wird dem Clien<text:span text:style-name="T25">t</text:span> ein Token übermittelt. Tokens haben auch Verfallsdaten, <text:span text:style-name="T26">zum Beispiel</text:span> sind diese nach einer Woche nicht mehr gültig. Dann muss man sich erneut einloggen. Das ist eine Sicherheitsvorkehrung, falls der Token in falsche Hände gelangen sollte, <text:span text:style-name="T26">damit</text:span> diese den Token nicht lange nutzen können. Eine Woche ist zwar immer noch eine große Zeitspanne, aber lieber so als gar kein Ablaufdatum wie es Twitter <text:span text:style-name="T26">für eine</text:span> lange Zeit hatte. Wenn der eigene Token irgendwo <text:span text:style-name="T26">entwendet wird</text:span>, ist er nicht für immer <text:span text:style-name="T26">verwendbar</text:span>, sondern nur für eine Woche.</text:p>
      <text:p text:style-name="P4"/>
      <text:p text:style-name="P6">Als Letztes zur Authentifizierung gibt es noch das Logout, bei dem wird eine Anfrage mit Logout ohne jegliche Daten außer des Tokens im Header zur Identifikation übermittelt und dann im Anschluss widerrufen bzw. zerstört und somit unbrauchbar gemacht.</text:p>
      <text:p text:style-name="P4"/>
      <text:p text:style-name="P10">2. 1. 2 Routen</text:p>
      <text:p text:style-name="P4"/>
      <text:p text:style-name="P4"><text:span text:style-name="T4">In Laravel werden REST APIs bzw. RESTful Webservices mithilfe von Routen beschrieben. Diese werden in der api.php Datei definiert. Routen sind eine Schnittstelle zwischen Web- und Anwendungslogik. In Laravel kann man Routen in Gruppen packen und beispielsweise ein Präfix vorsetzen, wie </text:span><text:span text:style-name="T5">beispielsweise</text:span><text:span text:style-name="T4"> „user“. Dann fangen Routen innerhalb dieser Gruppe immer mit „/api/user/&lt;route&gt;“ anstatt „/api/&lt;route&gt;“</text:span><text:span text:style-name="T5"> an</text:span><text:span text:style-name="T4">. Das </text:span><text:span text:style-name="T6">ergibt</text:span><text:span text:style-name="T4"> Sinn, um die Routen </text:span><text:span text:style-name="T6">logisch</text:span><text:span text:style-name="T4"> zu untergliedern, auch </text:span><text:span text:style-name="T6">aufgrund von</text:span><text:span text:style-name="T4"> technischen Aspekten. Beispielweise kann man mit einer Middleware definieren, dass nur eingeloggte Nutzer </text:span><text:soft-page-break/><text:span text:style-name="T4">diese Route benutzen dürfen. Eine Middleware ist eine Software zwischen der Route und dem Controller, welche bevor die Anfrage an den Controller gelangt </text:span><text:span text:style-name="T7">verarbeitet wird - </text:span><text:span text:style-name="T8">b</text:span><text:span text:style-name="T4">eispielsweise darauf, ob der Nutzer eingeloggt ist oder nicht. Die Middleware kann dann die Anfrage abweisen, beantworten oder an die nächste Middleware weiterleiten. Wenn keine mehr übrig ist, kommt diese im Controller an. Die meisten Routen </text:span><text:span text:style-name="T8">und Middlewares </text:span><text:span text:style-name="T4">habe ich definiert. </text:span><text:span text:style-name="T8">Ich habe sogar </text:span><text:span text:style-name="T4">eine eigene </text:span><text:span text:style-name="T8">Middleware </text:span><text:span text:style-name="T4">geschrieben und einige Routen eingruppiert.</text:span></text:p>
      <text:p text:style-name="P6"/>
      <text:p text:style-name="P10">2. 1. 3 Controller</text:p>
      <text:p text:style-name="P4"/>
      <text:p text:style-name="P6">Controller sind, wie bereits erwähnt, Klassen mit entsprechenden Methoden, die dafür zuständig sind Anfragen zu verarbeiten und zu beantworten. Die Anwendungslogik findet größtenteils in Controllern statt.</text:p>
      <text:p text:style-name="P4"/>
      <text:p text:style-name="P7">2. 1. 3. 1 <text:span text:style-name="T27">V</text:span>on mir verbaute Methoden</text:p>
      <text:p text:style-name="P4"/>
      <text:p text:style-name="P6">Ich habe in den Controllern die Methoden Login und Register verbaut, da ich für die gesamte Authentifizierung der Nutzer verantwortlich war. Zusätzlich habe ich noch ein extra eingebaut, eine Schnittstelle, um den Token zu verifizieren – nach Prüfung kann der Client somit abgelaufene Token feststellen und den Nutzer auffordern, sich erneut einzuloggen. Des Weiteren habe ich Schnittstellen eingebaut, welche <text:span text:style-name="T27">n</text:span>utzerrelevante Daten an den Client liefern, z<text:span text:style-name="T26">um Beispiel</text:span> view-profile. Diese teilt dem Client seinen Fortschritt mit, welche Errungenschaften erreicht worden sind, wie viel XP gesammelt wurden und welche Kurse <text:span text:style-name="T27">der Nutzer </text:span>abgeschlossen <text:span text:style-name="T27">hat und</text:span> wie weit er mit anderen <text:span text:style-name="T27">Kursen </text:span>ist. In den Routen habe ich eine Möglichkeit verbaut, die nächste Lektion aus der Datenbank auszulesen.</text:p>
      <text:p text:style-name="P4"/>
      <text:p text:style-name="P8">2. 2 Frontend</text:p>
      <text:p text:style-name="P4"/>
      <text:p text:style-name="P6"><text:soft-page-break/>Das Frontend, auch als Client bekannt oder einfach gesagt: die Webseite wurde in React implementiert. React ist ein JavaScript-Framework, <text:span text:style-name="T28">bei dem</text:span> auch viel mit TypeScript gearbeitet wird. Mit React besteht die Möglichkeit Weban<text:span text:style-name="T28">w</text:span>e<text:span text:style-name="T28">n</text:span>dungen <text:span text:style-name="T29">schnell </text:span>zu erstellen. Durch die vielfältigen Möglichkeiten bietet React de<text:span text:style-name="T29">m Anwender</text:span> einige wichtige Werkzeuge in der Entwicklung. Das Beste an React ist meiner Meinung nach die strukturierte Weise, womit man übersichtlich programmieren kann ohne „Spaghetticode“ <text:span text:style-name="T30">zu programmieren</text:span>. Für externe Abhängigkeiten haben wir npm verwendet, da es <text:span text:style-name="T32">meiner </text:span>Ansicht nach <text:span text:style-name="T31">der einfachste Dependency-Manager</text:span> in der Nutzung ist.</text:p>
      <text:p text:style-name="P4"/>
      <text:p text:style-name="P10">2. 2. 1 Authentifizierung der Nutzer auf der Clientseite</text:p>
      <text:p text:style-name="P4"/>
      <text:p text:style-name="P6">Da die Entwicklung leider nicht auf Backend-Seite für einen sog. Fullstack Developer endet (Fullstack = Back- und Frontend Entwickler), muss <text:span text:style-name="T33">das Frontend ebenfalls ausgebaut werden</text:span>. <text:span text:style-name="T33">Anderenfalls</text:span> bringt <text:span text:style-name="T34">einem</text:span> die ganze Arbeit im Backend <text:span text:style-name="T35">nahezu </text:span>nicht<text:span text:style-name="T34">s</text:span>. Für die Authentifizierung habe ich zwei einfache Seiten erstellt. Für das Registrieren eine, <text:span text:style-name="T36">bei der</text:span> man seinen gewünschten Nutzernamen, E-Mail und Passwort (doppelt, um Tippfehler zu vermeiden) eingibt. <text:span text:style-name="T37">F</text:span>ür das Login <text:span text:style-name="T37">habe ich ebenso </text:span>eine Seite <text:span text:style-name="T37">erstellt</text:span>, <text:span text:style-name="T37">bei der der Nutzer </text:span>sich mit den Daten, die zur Registrierung benutzt worden sind, einloggt. Die Seiten schauen für den Normalnutzer sehr einfach aus, für mich aber auch. <text:span text:style-name="T38">Jedoch finden im </text:span>Hintergrund komplexere Prozesse <text:span text:style-name="T38">statt</text:span>. Wenn ich mich registriere, wird dem Backend eine Anfrage an die register-Schnittstelle versendet, die die eingegeben Daten validiert und uns (also dem Client) antwortet. Diese kann einen Fehler beinhalten, aber auch einfach nur uns mitteilen, dass alles glatt gelaufen ist. Im Falle eines Fehlers erhält der Nutzer auf der Webseite eine visuelle Nachricht, die beispielsweise sagt, dass dem Server das Passwort zu kurz ist oder <text:span text:style-name="T39">die Passwörter </text:span>nicht übereinstimmen. Wenn alles glatt gelaufen ist, wird der Token vom Backend im <text:span text:style-name="T39">an den </text:span>Client <text:span text:style-name="T39">übergeben und dort </text:span>gespeichert. <text:span text:style-name="T40">Ein Client kann </text:span>zum Beispiel Firefox <text:span text:style-name="T40">sein, bei dem der Token dann </text:span>gespeichert <text:span text:style-name="T40">wird</text:span>. Dieser wird für künftige Anfragen immer wieder angegeben, denn damit kann der Server den Nutzer authentifizieren und entsprechend zuordnen. Beim Login passiert genau dasselbe, außer dass sich kein Account registriert, sondern nur einloggt.</text:p>
      <text:p text:style-name="P4"/>
      <text:p text:style-name="P10">2. 2. 2 Der spezielle next Lesson Knopf</text:p>
      <text:p text:style-name="P4"/>
      <text:p text:style-name="P6"><text:soft-page-break/>In jeder Lesson, also Lerneinheit innerhalb eines Kurses gibt es einen sogenannten Next Lesson Knopf, der vermeintlich sehr einfach ausschaut. Dies ist es aber nicht. <text:span text:style-name="T41">B</text:span>eim Drücken wird nicht auf die nächste Seite geleitet, sondern die bestehende Seite wird aktualisiert mit den Daten der nächsten Lektion. Falls man am Ende angelangt ist, wird man wieder auf die Kursübersicht <text:span text:style-name="T41">weiter</text:span>geleitet. Das Aktualisieren habe ich so eingebaut, dass beim Drücken eine Anfrage mit der Position der jetzigen Lesson übermittelt wird, damit der Server <text:span text:style-name="T42">ermitteln kann, wo die nächste </text:span>Position ist. Da durch Löschungen von Lektionen Lücken <text:span text:style-name="T43">in der Datenbank </text:span>entstehen können, kann man nicht einfach die Position inkrementieren, da das nicht immer richtig wäre. Der Server <text:span text:style-name="T44">sucht</text:span> nach der nächsten Position <text:span text:style-name="T44">in der Datenbank</text:span> und antwortet mit <text:span text:style-name="T44">der neuen Position inklusive Daten zur Lektion</text:span>. Also beispielsweise kann es vorkommen, dass es auf Position 1 und 4 etwas gibt, aber nicht zwischen 2 und 3. <text:span text:style-name="T45">In diesem Fall</text:span> kann dann ein „404 – Not found“ vorkommen, wenn man stumpf inkrementieren würde. <text:span text:style-name="T46">Das würde passieren, weil </text:span>die zwei leer ist. Nach dem die Anfrage durch ist werden dann die neuen Daten <text:span text:style-name="T47">im Frontend </text:span>gesetzt, der Code Editor wird geleert und es wird ganz hochgescrollt. Zusätzlich wird ein redirect effect erzeugt, in dem ich die URL manipuliere mit der neuen, richtigen <text:span text:style-name="T47">Lektion.</text:span> <text:span text:style-name="T47">I</text:span>n Wirklichkeit <text:span text:style-name="T47">wurde der Nutzer </text:span>nie redirected.</text:p>
      <text:p text:style-name="P4"/>
      <text:p text:style-name="P10">2.2.4 Akuter Problemfall vor Präsentation: Zu viele Anfragen wegen unsauberem Code</text:p>
      <text:p text:style-name="P4"/>
      <text:p text:style-name="P6">Kurz vor der Präsentation hatten wir ein großes Problem: Der Server hat nicht mehr auf Anfragen reagiert, da er vom Client, also der Webseite zu viele <text:span text:style-name="T48">Anfragen </text:span>innerhalb <text:span text:style-name="T48">von </text:span>kurzer Zeit <text:span text:style-name="T48">erhalten hat</text:span>. Irgendwann dachte der Server, er erhält gerade eine DDoS-Attacke und hat somit Anfragen von der Webseite ignoriert, doch in Wirklichkeit wurde leider von unserem SCRUM-Mater Daniel unsauberer Code eingebaut. Das wäre eine peinliche Situation geworden, wenn diese in der Präsentation <text:span text:style-name="T49">aufgetreten wäre</text:span>. Nach Spurensuche habe ich gefunden, dass er die Daten innerhalb der Komponenten angefragt hat. Das war <text:span text:style-name="T50">zum Beispiel</text:span> bei der Kursansicht mit Recent Courses und All Courses sechs Kärtchen, <text:span text:style-name="T50">die jeweils eine Anfrage gestellt haben. Das bedeutet, dass sechs Anfragen </text:span>simultan <text:span text:style-name="T50">gesendet worden sind. Bei den Anfragen ging es darum, wie </text:span>viel XP <text:span text:style-name="T50">der Nutzer hat</text:span>. Das <text:span text:style-name="T51">war extrem </text:span>ineffizient und hat den Server auch sehr gestört, weshalb er irgendwann einfach nicht mehr antwortete <text:span text:style-name="T51">(der Ratelimiter hat angeschlagen)</text:span>. Daraus resultierte schließlich, dass die Webseite nach <text:span text:style-name="T51">ein </text:span>paar Mal durchnavigieren nicht mehr ging. <text:span text:style-name="T51">Das sollte natürlich </text:span>nicht <text:span text:style-name="T51">so sein</text:span>. Das gleiche Problem war innerhalb der Kursansicht, die Lektionskärtchen hatten dasselbe gemacht und das sogar jeweils zwei Mal <text:span text:style-name="T52">pro Karte </text:span>um XP und ob der Kurs abgeschlossen wurde zu ermitteln. Bei zehn <text:soft-page-break/>Lektionen wurden 20 Anfragen gestellt und jeder Kurs hatte mindestens zehn Lektionen. Dort habe ich auch schnell entgegengelenkt und alles in eine Anfrage gepackt, damit der Server eine statt <text:span text:style-name="T53">20</text:span> Anfragen erhält. <text:span text:style-name="T54">Danach</text:span> hat alles schneller geladen und der Ratelimiter ist nicht angesprungen, da kein Verdacht auf DDoS mehr bestand.</text:p>
      <text:p text:style-name="P4"/>
      <text:p text:style-name="P8">3. Python Kurs</text:p>
      <text:p text:style-name="P4"/>
      <text:p text:style-name="P6">Den Python-Kurs innerhalb der Anwendung habe ich verfasst.</text:p>
      <text:p text:style-name="P4"/>
      <text:p text:style-name="P10">3. 1 Motivation</text:p>
      <text:p text:style-name="P4"/>
      <text:p text:style-name="P6">In meinem Python Kurs wollte ich schnell, viel Informationen mit wenig Text <text:span text:style-name="T54">vermitteln</text:span>. Das habe ich unter anderem durch Gebrauch von den HTML-Tags gemacht und beispielsweise <text:span text:style-name="T54">durch </text:span>Tabellen für eine schönere Darstellung. <text:span text:style-name="T54">Somit konnte ich mehr Informationen mit einem geringen Textanteil anschaulicher gestalten</text:span>. Mein Kurs hat sich von den anderen beiden in der Theorielast unterschieden. Das liegt daran, dass Python eine komplexere Geschichte hat und an sich spezieller ist.</text:p>
      <text:p text:style-name="P4"/>
      <text:p text:style-name="P10">3. 2. Ein wenig Theorie muss sein…</text:p>
      <text:p text:style-name="P4"/>
      <text:p text:style-name="P6">Ich mache mich zwar keine Fans mit dieser Aussage, aber so ist die bittere Realität: Theorie ist wichtig. Ohne die Theorie gäbe es <text:span text:style-name="T55">nicht </text:span>die ausgereifte Praxis.</text:p>
      <text:p text:style-name="P4"/>
      <text:p text:style-name="P4"/>
      <text:p text:style-name="P10">3.3 Der gewünschte Lerneffekt</text:p>
      <text:p text:style-name="P4"><text:soft-page-break/></text:p>
      <text:p text:style-name="P6">Der meinerseits angepeilte Lerneffekt in meinem Kurs ist schlichtweg, einfache, aber grundlegend wichtige Operationen aufzuzeigen, damit Lernende flott ein Programm schreiben können. Mit ein bisschen Theorie verstehen sie sogar, was im Hintergrund <text:span text:style-name="T56">in</text:span> Python eigentlich passiert.</text:p>
      <text:p text:style-name="P4"/>
      <text:p text:style-name="P8">4. Online-Inbetriebnahme der Produktionsversion der Webseite</text:p>
      <text:p text:style-name="P4"/>
      <text:p text:style-name="P3"><text:span text:style-name="T13">Vor der Präsentation habe ich CodeAcademy für ein paar Tage </text:span><text:span text:style-name="T15">in</text:span><text:span text:style-name="T13"> </text:span><text:span text:style-name="T15">B</text:span><text:span text:style-name="T13">etrieb genommen unter der Domain </text:span><text:a xlink:type="simple" xlink:href="https://code-academy.online/" text:style-name="Internet_20_link" text:visited-style-name="Visited_20_Internet_20_Link">https://code-academy.online</text:a><text:span text:style-name="T13">, damit Interessierte </text:span><text:span text:style-name="T15">unsere Anwendung austesten können</text:span><text:span text:style-name="T13">.</text:span></text:p>
      <text:p text:style-name="P4"/>
      <text:p text:style-name="P10">4.1. Server</text:p>
      <text:p text:style-name="P4"/>
      <text:p text:style-name="P6">Als Hosting-Maschine habe ich einen gemieteten Ubuntu VPS genommen <text:span text:style-name="T57">mit 8GB RAM und einer 250 GB SSD.</text:span> <text:span text:style-name="T57">Als Webserver wurde </text:span>nginx <text:span text:style-name="T57">verwendet</text:span>.</text:p>
      <text:p text:style-name="P4"/>
      <text:p text:style-name="P10">4.2. Domain</text:p>
      <text:p text:style-name="P4"/>
      <text:p text:style-name="P3"><text:span text:style-name="T13">Die Domain war </text:span><text:a xlink:type="simple" xlink:href="https://code-academy.online/" text:style-name="Internet_20_link" text:visited-style-name="Visited_20_Internet_20_Link">https://code-academy.online</text:a><text:span text:style-name="T13"> und wurde von dem Dienstleister STRATO bereitgestellt.</text:span></text:p>
      <text:p text:style-name="P4"/>
      <text:p text:style-name="P10">4.3. SSL-Zertifikat</text:p>
      <text:p text:style-name="P4"/>
      <text:p text:style-name="P19"><text:soft-page-break/>Das SSL-Zerifikat für HTTPS habe ich mithilfe von certbot <text:span text:style-name="T58">erlangt. Certbot erkennt automatisch wann das SSL-Zertifikat abläuft und verlängert es automatisch. Als Admin muss man sich dann um nichts mehr kümmern bezüglich SSL, da Certbot alles übernimmt.</text:span></text:p>
      <text:p text:style-name="P4"/>
      <text:p text:style-name="P10">4.5. Unterschied: Development und Production Build</text:p>
      <text:p text:style-name="P4"/>
      <text:p text:style-name="P6">Bei der Produktionsinbetriebnahme sollte man auf alle Fälle eine production build nehmen, statt die einfach <text:span text:style-name="T59">und schneller </text:span>kompilierbare development build. Die Development Build ist auf die Entwicklerbedürfnisse zugeschnitten und läuft dafür zwar schneller <text:span text:style-name="T59">am Anfang </text:span>und <text:span text:style-name="T59">bietet </text:span>mehr Möglichkeiten für <text:span text:style-name="T59">Entwickler. B</text:span>ei mehreren <text:span text:style-name="T59">Nutzern </text:span>bricht die Performanz erheblich ein. Genau das Gegenteil ist bei der Production Build, dort ist die Performanz sehr gut, <text:span text:style-name="T60">dafür dauert das kompilieren etwas länger</text:span>. Diese kann simultane Anfragen viel schneller und besser verarbeiten.</text:p>
      <text:p text:style-name="P4"/>
      <text:p text:style-name="P9"><text:span text:style-name="T18">5. </text:span>Selbstreflexion meiner Arbeit</text:p>
      <text:p text:style-name="P4"/>
      <text:p text:style-name="P6">Rückblickend empfinde ich, dass ohne alle Team-Mitglieder das Projekt nie so zustande gekommen wäre. Trotz anfänglicher Schwierigkeiten habe vor allem ich sehr viel bei der Realisierung des Projektes in der Entwicklungsphase beigetragen. Vom Backend bis zum Frontend stammt vieles von mir ab. Die Qualität des Gesamtpaketes habe ich stets durch diverse Maßnahmen gesichert. Fehler, die außerhalb meines Aufgabenbereiches waren und von anderen Teammitgliedern eingebaut worden sind habe ich behoben. Den anderen Gruppenmitgliedern habe <text:span text:style-name="T61">ich </text:span>bei deren Entwicklungsproblemen stets geholfen mit meiner Erfahrung im Web Development <text:span text:style-name="T61">und </text:span>sie wegweißend geleitet.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styles>
    <draw:fill-image draw:name="Protokoll" xlink:href="Pictures/1000020100000400000005A8D42CC6F96EA988D3.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1" officeooo:rsid="0084074c" officeooo:paragraph-rsid="0084074c"/>
    </style:style>
    <style:style style:name="MT1" style:family="text">
      <style:text-properties style:font-name="Arial" fo:font-size="20pt" fo:font-style="normal" fo:font-weight="normal" style:font-size-asian="20pt" style:font-style-asian="normal" style:font-weight-asian="normal"/>
    </style:style>
    <style:style style:name="MT2" style:family="text">
      <style:text-properties style:font-name="Arial" fo:font-size="20pt" fo:language="de" fo:country="DE" fo:font-style="normal" fo:font-weight="normal" officeooo:rsid="00785cf4" style:font-size-asian="20pt" style:font-style-asian="normal" style:font-weight-asian="normal"/>
    </style:style>
    <style:style style:name="MT3" style:family="text">
      <style:text-properties style:font-name="Arial" fo:font-size="20pt" fo:language="de" fo:country="DE" fo:font-style="normal" fo:font-weight="normal" officeooo:rsid="00791b72" style:font-size-asian="20pt" style:font-style-asian="normal" style:font-weight-asian="normal"/>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Protokoll" draw:fill-image-width="100%" draw:fill-image-height="100%" style:repeat="no-repeat" draw:fill-image-ref-point="center" style:footnote-max-height="0cm">
        <style:background-image xlink:href="Pictures/1000020100000400000005A8D42CC6F96EA988D3.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top="0cm" fo:padding-bottom="1cm" fo:padding-left="0cm" fo:padding-right="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text:s/><text:span text:style-name="MT1">Engineer-Trio</text:span></text:p>
        <text:p text:style-name="Standard"><text:s/><text:span text:style-name="MT2">Studienarbeit </text:span><text:span text:style-name="MT3">von </text:span><text:span text:style-name="MT2">Serhat Güler</text:span></text:p>
        <text:p text:style-name="Standard"><text:s/><text:span text:style-name="MT1">Code Academy</text:span></text:p>
      </style:header>
      <style:footer>
        <text:p text:style-name="MP1">Matrikel-Nummer: 00342920<text:tab/><text:tab/>Seite <text:page-number text:select-page="current">10</text:page-number><text:s/>von <text:page-count>1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7-06T16:49:38.251000000</dc:date>
    <meta:editing-duration>PT6H22M44S</meta:editing-duration>
    <meta:editing-cycles>130</meta:editing-cycles>
    <meta:generator>LibreOffice/6.0.7.3$Windows_X86_64 LibreOffice_project/dc89aa7a9eabfd848af146d5086077aeed2ae4a5</meta:generator>
    <meta:document-statistic meta:table-count="0" meta:image-count="0" meta:object-count="0" meta:page-count="12" meta:paragraph-count="75" meta:word-count="2877" meta:character-count="19803" meta:non-whitespace-character-count="16993"/>
  </office:meta>
</office:document-meta>
</file>